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84ae"/>
    </style:style>
    <style:style style:name="P2" style:family="paragraph" style:parent-style-name="Standard">
      <style:text-properties officeooo:paragraph-rsid="00068361"/>
    </style:style>
    <style:style style:name="T1" style:family="text">
      <style:text-properties officeooo:rsid="000384ae"/>
    </style:style>
    <style:style style:name="T2" style:family="text">
      <style:text-properties officeooo:rsid="00068361"/>
    </style:style>
    <style:style style:name="T3" style:family="text">
      <style:text-properties officeooo:rsid="0006f7f5"/>
    </style:style>
    <style:style style:name="T4" style:family="text">
      <style:text-properties style:text-position="sub 58%" officeooo:rsid="0006f7f5"/>
    </style:style>
    <style:style style:name="T5" style:family="text">
      <style:text-properties style:text-position="0% 100%" officeooo:rsid="0006f7f5"/>
    </style:style>
    <style:style style:name="T6" style:family="text">
      <style:text-properties officeooo:rsid="0007e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IVERSITY OF BUEA <text:s text:c="8"/>FACULTY OF ENGINEERING AND TECHNOLOGY</text:span></text:p>
      <text:p text:style-name="P1"><text:span text:style-name="T1"><text:s text:c="43"/>CONTINIOUS ASSESSMENT TEST</text:span></text:p>
      <text:p text:style-name="P1"><text:span text:style-name="T1">DEPARTMENT: COMPUTER ENGINEERING <text:s text:c="13"/>COURSE INSTRUCTORS: JACOB VOMA</text:span></text:p>
      <text:p text:style-name="P1"><text:span text:style-name="T1">YEAR: 2013 <text:s text:c="71"/>COURSE CODE &amp; NUMBER: EEF218</text:span></text:p>
      <text:p text:style-name="P1"><text:span text:style-name="T1">DATE: 20/06/2013 <text:s text:c="63"/>COURSE TITLE: Basic Electronic Practical</text:span></text:p>
      <text:p text:style-name="P1"><text:span text:style-name="T1">Time Allowed:1 Hour <text:s text:c="59"/>CREDIT VALUE: 6</text:span></text:p>
      <text:p text:style-name="P1"><text:span text:style-name="T1">INSTRUCTIONS: Answer ALL Qu</text:span><text:span text:style-name="T6">es</text:span><text:span text:style-name="T1">tions</text:span></text:p>
      <text:p text:style-name="P2"><text:span text:style-name="T2">1. Prepare the BJT amplifier as shown below:</text:span></text:p>
      <text:p text:style-name="P2"><text:span text:style-name="T2"><text:s text:c="7"/>a) Enable the transient Analysis.</text:span></text:p>
      <text:p text:style-name="P2"><text:span text:style-name="T2"><text:s text:c="8"/>b) Set the parameters as follows: Run time =5milli seconds, start time =0 second and Maximum step size = 10000 micro seconds</text:span></text:p>
      <text:p text:style-name="P2"><text:span text:style-name="T2">c) Run the simulation and Plot the output current. Record and print the result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. Set the BJT parameters as shown in figure 2.</text:span></text:p>
      <text:p text:style-name="P2"><text:span text:style-name="T2"><text:s text:c="3"/>a) Enable the transient Analysis.</text:span></text:p>
      <text:p text:style-name="P2"><text:span text:style-name="T2"><text:s text:c="4"/></text:span><text:span text:style-name="T3">b) Set the parameters as follows: Run time = 0.5 milli seconds, start time=0 seconds and maximum step size=1 micro seconds.</text:span></text:p>
      <text:p text:style-name="P2"><text:span text:style-name="T3">c) Run the simulation and plot the output Voltage. Record and print the result.</text:span></text:p>
      <text:p text:style-name="P2"><text:span text:style-name="T3">d) Describe how to plot combination of trace variables.</text:span></text:p>
      <text:p text:style-name="P2"><text:span text:style-name="T3"><text:s/>e) Set the V</text:span><text:span text:style-name="T4">ac </text:span><text:span text:style-name="T5">= 100V and V</text:span><text:span text:style-name="T4">dc</text:span><text:span text:style-name="T5"> =5V and plot the gain. Compare and comment the 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9:34:12</meta:creation-date>
    <dc:date>2013-07-20T20:15:09</dc:date>
    <meta:editing-duration>PT25M17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17" meta:word-count="168" meta:character-count="1291" meta:non-whitespace-character-count="860"/>
  </office:meta>
</office:document-meta>
</file>